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8" table:style-name="ta1">
        <table:shapes>
          <draw:frame draw:z-index="0" draw:style-name="gr1" draw:text-style-name="P1" svg:width="190.91mm" svg:height="107.38mm" svg:x="127.17mm" svg:y="421.21mm">
            <loext:p draw:notify-on-update-of-ranges="fuel_8.A1:fuel_8.A101 fuel_8.B1:fuel_8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3" calcext:value-type="float">
            <text:p>6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9" calcext:value-type="float">
            <text:p>8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5" calcext:value-type="float">
            <text:p>12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6" calcext:value-type="float">
            <text:p>13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0" calcext:value-type="float">
            <text:p>14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4" calcext:value-type="float">
            <text:p>15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68" calcext:value-type="float">
            <text:p>15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2" calcext:value-type="float">
            <text:p>16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96" calcext:value-type="float">
            <text:p>169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4" calcext:value-type="float">
            <text:p>18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8" calcext:value-type="float">
            <text:p>18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52" calcext:value-type="float">
            <text:p>19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80" calcext:value-type="float">
            <text:p>20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44" calcext:value-type="float">
            <text:p>21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5" calcext:value-type="float">
            <text:p>21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37" calcext:value-type="float">
            <text:p>21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01" calcext:value-type="float">
            <text:p>21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57" calcext:value-type="float">
            <text:p>20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5" calcext:value-type="float">
            <text:p>20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45" calcext:value-type="float">
            <text:p>19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7" calcext:value-type="float">
            <text:p>18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01" calcext:value-type="float">
            <text:p>18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60" calcext:value-type="float">
            <text:p>1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50" calcext:value-type="float">
            <text:p>16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30" calcext:value-type="float">
            <text:p>14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0" calcext:value-type="float">
            <text:p>1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0" calcext:value-type="float">
            <text:p>9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0" calcext:value-type="float">
            <text:p>7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0" calcext:value-type="float">
            <text:p>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29:05.391187533</dc:date>
    <dc:creator>Joshua O'Leary</dc:creator>
    <meta:editing-duration>PT44S</meta:editing-duration>
    <meta:editing-cycles>1</meta:editing-cycles>
    <meta:document-statistic meta:table-count="1" meta:cell-count="3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92cm" svg:height="10.739cm" xlink:href=".." xlink:type="simple" chart:class="chart:scatter" chart:style-name="ch1">
        <chart:plot-area chart:style-name="ch2" table:cell-range-address="fuel_8.A1:fuel_8.B101" svg:x="1.392cm" svg:y="0.214cm" svg:width="17.319cm" svg:height="9.33cm">
          <chartooo:coordinate-region svg:x="2.384cm" svg:y="0.413cm" svg:width="16.047cm" svg:height="8.484cm"/>
          <chart:axis chart:dimension="x" chart:name="primary-x" chart:style-name="ch3">
            <chart:title svg:x="9.319cm" svg:y="9.758cm" chart:style-name="ch4">
              <text:p>Iterations</text:p>
            </chart:title>
          </chart:axis>
          <chart:axis chart:dimension="y" chart:name="primary-y" chart:style-name="ch3">
            <chart:title svg:x="0.451cm" svg:y="5.862cm" chart:style-name="ch5">
              <text:p>Cells on Fire</text:p>
            </chart:title>
            <chart:grid chart:style-name="ch6" chart:class="major"/>
          </chart:axis>
          <chart:series chart:style-name="ch7" chart:values-cell-range-address="fuel_8.B1:fuel_8.B101" chart:class="chart:scatter">
            <chart:domain table:cell-range-address="fuel_8.A1:fuel_8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8.A1:fuel_8.A101</svg:desc>
                </draw:g>
              </table:table-cell>
              <table:table-cell office:value-type="float" office:value="69">
                <text:p>69</text:p>
                <draw:g>
                  <svg:desc>fuel_8.B1:fuel_8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